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J</text:p>
          </table:table-cell>
          <table:table-cell office:value-type="string">
            <text:p>D</text:p>
          </table:table-cell>
          <table:table-cell office:value-type="string">
            <text:p>noD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 table:number-columns-repeated="2"/>
        </table:table-row>
        <table:table-row table:style-name="ro1">
          <table:table-cell office:value-type="float" office:value="0.0139626222222222">
            <text:p>0.0139626222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 table:number-columns-repeated="2"/>
        </table:table-row>
        <table:table-row table:style-name="ro1">
          <table:table-cell office:value-type="float" office:value="0.0279252444444444">
            <text:p>0.0279252444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 table:number-columns-repeated="2"/>
        </table:table-row>
        <table:table-row table:style-name="ro1">
          <table:table-cell office:value-type="float" office:value="0.0418878666666667">
            <text:p>0.0418878667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 table:number-columns-repeated="2"/>
        </table:table-row>
        <table:table-row table:style-name="ro1">
          <table:table-cell office:value-type="float" office:value="0.0558504888888889">
            <text:p>0.0558504889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table:number-columns-repeated="2"/>
        </table:table-row>
        <table:table-row table:style-name="ro1">
          <table:table-cell office:value-type="float" office:value="0.0698131111111111">
            <text:p>0.0698131111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table:number-columns-repeated="2"/>
        </table:table-row>
        <table:table-row table:style-name="ro1">
          <table:table-cell office:value-type="float" office:value="0.0837757333333333">
            <text:p>0.0837757333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 table:number-columns-repeated="2"/>
        </table:table-row>
        <table:table-row table:style-name="ro1">
          <table:table-cell office:value-type="float" office:value="0.0977383555555555">
            <text:p>0.0977383556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 table:number-columns-repeated="2"/>
        </table:table-row>
        <table:table-row table:style-name="ro1">
          <table:table-cell office:value-type="float" office:value="0.111700977777778">
            <text:p>0.1117009778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float" office:value="0.1256636">
            <text:p>0.1256636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float" office:value="0.139626222222222">
            <text:p>0.1396262222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 table:number-columns-repeated="2"/>
        </table:table-row>
        <table:table-row table:style-name="ro1">
          <table:table-cell office:value-type="float" office:value="0.153588844444444">
            <text:p>0.1535888444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 table:number-columns-repeated="2"/>
        </table:table-row>
        <table:table-row table:style-name="ro1">
          <table:table-cell office:value-type="float" office:value="0.167551466666667">
            <text:p>0.1675514667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 office:value-type="float" office:value="0.181514088888889">
            <text:p>0.1815140889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 office:value-type="float" office:value="0.195476711111111">
            <text:p>0.1954767111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 office:value-type="float" office:value="0.209439333333333">
            <text:p>0.2094393333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 office:value-type="float" office:value="0.223401955555556">
            <text:p>0.2234019556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0.237364577777778">
            <text:p>0.2373645778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0.2513272">
            <text:p>0.2513272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0.265289822222222">
            <text:p>0.2652898222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0.279252444444444">
            <text:p>0.2792524444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 office:value-type="float" office:value="0.293215066666667">
            <text:p>0.2932150667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 office:value-type="float" office:value="0.307177688888889">
            <text:p>0.3071776889</text:p>
          </table:table-cell>
          <table:table-cell table:number-columns-repeated="2"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0.321140311111111">
            <text:p>0.3211403111</text:p>
          </table:table-cell>
          <table:table-cell table:number-columns-repeated="2"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0.335102933333333">
            <text:p>0.3351029333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float" office:value="0.349065555555556">
            <text:p>0.349065555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float" office:value="0.363028177777778">
            <text:p>0.363028177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0.3769908">
            <text:p>0.376990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0.390953422222222">
            <text:p>0.3909534222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float" office:value="0.404916044444444">
            <text:p>0.4049160444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float" office:value="0.418878666666667">
            <text:p>0.4188786667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float" office:value="0.432841288888889">
            <text:p>0.4328412889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float" office:value="0.446803911111111">
            <text:p>0.4468039111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table:number-columns-repeated="2"/>
        </table:table-row>
        <table:table-row table:style-name="ro1">
          <table:table-cell office:value-type="float" office:value="0.460766533333333">
            <text:p>0.4607665333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table:number-columns-repeated="2"/>
        </table:table-row>
        <table:table-row table:style-name="ro1">
          <table:table-cell office:value-type="float" office:value="0.474729155555556">
            <text:p>0.4747291556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table:number-columns-repeated="2"/>
        </table:table-row>
        <table:table-row table:style-name="ro1">
          <table:table-cell office:value-type="float" office:value="0.488691777777778">
            <text:p>0.4886917778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table:number-columns-repeated="2"/>
        </table:table-row>
        <table:table-row table:style-name="ro1">
          <table:table-cell office:value-type="float" office:value="0.5026544">
            <text:p>0.5026544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float" office:value="0.516617022222222">
            <text:p>0.5166170222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float" office:value="0.530579644444444">
            <text:p>0.5305796444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float" office:value="0.544542266666667">
            <text:p>0.5445422667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float" office:value="0.558504888888889">
            <text:p>0.5585048889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0.572467511111111">
            <text:p>0.5724675111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0.586430133333333">
            <text:p>0.5864301333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0.600392755555555">
            <text:p>0.6003927556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0.614355377777778">
            <text:p>0.6143553778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0.628318">
            <text:p>0.628318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0.642280622222222">
            <text:p>0.6422806222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0.656243244444444">
            <text:p>0.6562432444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0.670205866666667">
            <text:p>0.6702058667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684168488888889">
            <text:p>0.6841684889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698131111111111">
            <text:p>0.6981311111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float" office:value="0.712093733333333">
            <text:p>0.7120937333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float" office:value="0.726056355555556">
            <text:p>0.7260563556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float" office:value="0.740018977777778">
            <text:p>0.7400189778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float" office:value="0.7539816">
            <text:p>0.7539816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table:number-columns-repeated="2"/>
        </table:table-row>
        <table:table-row table:style-name="ro1">
          <table:table-cell office:value-type="float" office:value="0.767944222222222">
            <text:p>0.7679442222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table:number-columns-repeated="2"/>
        </table:table-row>
        <table:table-row table:style-name="ro1">
          <table:table-cell office:value-type="float" office:value="0.781906844444444">
            <text:p>0.7819068444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698131111111111">
            <text:p>0.698131111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610864722222222">
            <text:p>0.610864722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float" office:value="0.436331944444444">
            <text:p>0.4363319444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float" office:value="0.349065555555556">
            <text:p>0.3490655556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table:number-columns-repeated="2"/>
        </table:table-row>
        <table:table-row table:style-name="ro1">
          <table:table-cell office:value-type="float" office:value="0.174532777777778">
            <text:p>0.1745327778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table:number-columns-repeated="2"/>
        </table:table-row>
        <table:table-row table:style-name="ro1">
          <table:table-cell office:value-type="float" office:value="0.0872663888888889">
            <text:p>0.0872663889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float" office:value="-0.0872663888888889">
            <text:p>-0.0872663889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float" office:value="-0.174532777777778">
            <text:p>-0.1745327778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 table:number-columns-repeated="2"/>
        </table:table-row>
        <table:table-row table:style-name="ro1">
          <table:table-cell office:value-type="float" office:value="-0.349065555555556">
            <text:p>-0.3490655556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-0.436331944444444">
            <text:p>-0.4363319444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-0.610864722222222">
            <text:p>-0.6108647222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-0.698131111111111">
            <text:p>-0.6981311111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 table:number-columns-repeated="2"/>
        </table:table-row>
        <table:table-row table:style-name="ro1">
          <table:table-cell office:value-type="float" office:value="-0.698131111111111">
            <text:p>-0.6981311111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 table:number-columns-repeated="2"/>
        </table:table-row>
        <table:table-row table:style-name="ro1">
          <table:table-cell office:value-type="float" office:value="-0.610864722222222">
            <text:p>-0.6108647222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 table:number-columns-repeated="2"/>
        </table:table-row>
        <table:table-row table:style-name="ro1">
          <table:table-cell office:value-type="float" office:value="-0.436331944444444">
            <text:p>-0.4363319444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 table:number-columns-repeated="2"/>
        </table:table-row>
        <table:table-row table:style-name="ro1">
          <table:table-cell office:value-type="float" office:value="-0.349065555555556">
            <text:p>-0.3490655556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 table:number-columns-repeated="2"/>
        </table:table-row>
        <table:table-row table:style-name="ro1">
          <table:table-cell office:value-type="float" office:value="-0.174532777777778">
            <text:p>-0.1745327778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 table:number-columns-repeated="2"/>
        </table:table-row>
        <table:table-row table:style-name="ro1">
          <table:table-cell office:value-type="float" office:value="-0.0872663888888889">
            <text:p>-0.0872663889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 table:number-columns-repeated="2"/>
        </table:table-row>
        <table:table-row table:style-name="ro1">
          <table:table-cell office:value-type="float" office:value="0.0872663888888889">
            <text:p>0.0872663889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 table:number-columns-repeated="2"/>
        </table:table-row>
        <table:table-row table:style-name="ro1">
          <table:table-cell office:value-type="float" office:value="0.174532777777778">
            <text:p>0.1745327778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 table:number-columns-repeated="2"/>
        </table:table-row>
        <table:table-row table:style-name="ro1">
          <table:table-cell office:value-type="float" office:value="0.349065555555556">
            <text:p>0.3490655556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 table:number-columns-repeated="2"/>
        </table:table-row>
        <table:table-row table:style-name="ro1">
          <table:table-cell office:value-type="float" office:value="0.436331944444444">
            <text:p>0.4363319444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 table:number-columns-repeated="2"/>
        </table:table-row>
        <table:table-row table:style-name="ro1">
          <table:table-cell office:value-type="float" office:value="0.610864722222222">
            <text:p>0.6108647222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office:value-type="float" office:value="0.698131111111111">
            <text:p>0.6981311111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table:number-columns-repeated="2"/>
        </table:table-row>
        <table:table-row table:style-name="ro1">
          <table:table-cell office:value-type="float" office:value="0.698131111111111">
            <text:p>0.6981311111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610864722222222">
            <text:p>0.6108647222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6331944444444">
            <text:p>0.4363319444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9065555555556">
            <text:p>0.349065555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/>
        </table:table-row>
        <table:table-row table:style-name="ro1">
          <table:table-cell office:value-type="float" office:value="0.174532777777778">
            <text:p>0.1745327778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0.0872663888888889">
            <text:p>0.0872663889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float" office:value="-0.0872663888888889">
            <text:p>-0.0872663889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float" office:value="-0.174532777777778">
            <text:p>-0.1745327778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float" office:value="-0.349065555555556">
            <text:p>-0.3490655556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float" office:value="-0.436331944444444">
            <text:p>-0.4363319444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float" office:value="-0.610864722222222">
            <text:p>-0.6108647222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float" office:value="-0.698131111111111">
            <text:p>-0.6981311111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 table:number-columns-repeated="2"/>
        </table:table-row>
        <table:table-row table:style-name="ro1">
          <table:table-cell office:value-type="float" office:value="-0.698131111111111">
            <text:p>-0.6981311111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 table:number-columns-repeated="2"/>
        </table:table-row>
        <table:table-row table:style-name="ro1">
          <table:table-cell office:value-type="float" office:value="-0.610864722222222">
            <text:p>-0.6108647222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 table:number-columns-repeated="2"/>
        </table:table-row>
        <table:table-row table:style-name="ro1">
          <table:table-cell office:value-type="float" office:value="-0.436331944444444">
            <text:p>-0.4363319444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 table:number-columns-repeated="2"/>
        </table:table-row>
        <table:table-row table:style-name="ro1">
          <table:table-cell office:value-type="float" office:value="-0.349065555555556">
            <text:p>-0.3490655556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table:number-columns-repeated="2" office:value-type="float" office:value="-0.72">
            <text:p>-0.72</text:p>
          </table:table-cell>
          <table:table-cell table:number-columns-repeated="2"/>
        </table:table-row>
        <table:table-row table:style-name="ro1">
          <table:table-cell office:value-type="float" office:value="-0.174532777777778">
            <text:p>-0.1745327778</text:p>
          </table:table-cell>
          <table:table-cell table:number-columns-repeated="2" office:value-type="float" office:value="-0.72">
            <text:p>-0.72</text:p>
          </table:table-cell>
          <table:table-cell table:number-columns-repeated="2"/>
        </table:table-row>
        <table:table-row table:style-name="ro1">
          <table:table-cell office:value-type="float" office:value="-0.0872663888888889">
            <text:p>-0.0872663889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 table:number-columns-repeated="2"/>
        </table:table-row>
        <table:table-row table:style-name="ro1">
          <table:table-cell office:value-type="float" office:value="0.0872663888888889">
            <text:p>0.0872663889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 table:number-columns-repeated="2"/>
        </table:table-row>
        <table:table-row table:style-name="ro1">
          <table:table-cell office:value-type="float" office:value="0.174532777777778">
            <text:p>0.1745327778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 table:number-columns-repeated="2"/>
        </table:table-row>
        <table:table-row table:style-name="ro1">
          <table:table-cell office:value-type="float" office:value="0.349065555555556">
            <text:p>0.3490655556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 table:number-columns-repeated="2"/>
        </table:table-row>
        <table:table-row table:style-name="ro1">
          <table:table-cell office:value-type="float" office:value="0.436331944444444">
            <text:p>0.4363319444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 table:number-columns-repeated="2"/>
        </table:table-row>
        <table:table-row table:style-name="ro1">
          <table:table-cell office:value-type="float" office:value="0.610864722222222">
            <text:p>0.6108647222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office:value-type="float" office:value="0.698131111111111">
            <text:p>0.6981311111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0.733037666666667">
            <text:p>0.7330376667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0.680677833333333">
            <text:p>0.6806778333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0.628318">
            <text:p>0.628318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</table:table-row>
        <table:table-row table:style-name="ro1">
          <table:table-cell office:value-type="float" office:value="0.575958166666667">
            <text:p>0.5759581667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/>
        </table:table-row>
        <table:table-row table:style-name="ro1">
          <table:table-cell office:value-type="float" office:value="0.4712385">
            <text:p>0.471238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/>
        </table:table-row>
        <table:table-row table:style-name="ro1">
          <table:table-cell office:value-type="float" office:value="0.418878666666667">
            <text:p>0.4188786667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0.366518833333333">
            <text:p>0.3665188333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0.209439333333333">
            <text:p>0.2094393333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float" office:value="0.1570795">
            <text:p>0.1570795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float" office:value="0.104719666666667">
            <text:p>0.1047196667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0.0523598333333333">
            <text:p>0.0523598333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table:number-columns-repeated="2"/>
        </table:table-row>
        <table:table-row table:style-name="ro1">
          <table:table-cell office:value-type="float" office:value="-0.0523598333333333">
            <text:p>-0.0523598333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table:number-columns-repeated="2"/>
        </table:table-row>
        <table:table-row table:style-name="ro1">
          <table:table-cell office:value-type="float" office:value="-0.104719666666667">
            <text:p>-0.1047196667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-0.1570795">
            <text:p>-0.1570795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-0.209439333333333">
            <text:p>-0.2094393333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-0.314159">
            <text:p>-0.314159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 office:value-type="float" office:value="-0.366518833333333">
            <text:p>-0.3665188333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 office:value-type="float" office:value="-0.418878666666667">
            <text:p>-0.4188786667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 table:number-columns-repeated="2"/>
        </table:table-row>
        <table:table-row table:style-name="ro1">
          <table:table-cell office:value-type="float" office:value="-0.4712385">
            <text:p>-0.4712385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 table:number-columns-repeated="2"/>
        </table:table-row>
        <table:table-row table:style-name="ro1">
          <table:table-cell office:value-type="float" office:value="-0.575958166666667">
            <text:p>-0.5759581667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 table:number-columns-repeated="2"/>
        </table:table-row>
        <table:table-row table:style-name="ro1">
          <table:table-cell office:value-type="float" office:value="-0.628318">
            <text:p>-0.628318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 table:number-columns-repeated="2"/>
        </table:table-row>
        <table:table-row table:style-name="ro1">
          <table:table-cell office:value-type="float" office:value="-0.680677833333333">
            <text:p>-0.6806778333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 table:number-columns-repeated="2"/>
        </table:table-row>
        <table:table-row table:style-name="ro1">
          <table:table-cell office:value-type="float" office:value="-0.733037666666667">
            <text:p>-0.7330376667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 table:number-columns-repeated="2"/>
        </table:table-row>
        <table:table-row table:style-name="ro1">
          <table:table-cell office:value-type="float" office:value="-0.7853975">
            <text:p>-0.7853975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 table:number-columns-repeated="2"/>
        </table:table-row>
        <table:table-row table:style-name="ro1">
          <table:table-cell office:value-type="float" office:value="-0.733037666666667">
            <text:p>-0.7330376667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 table:number-columns-repeated="2"/>
        </table:table-row>
        <table:table-row table:style-name="ro1">
          <table:table-cell office:value-type="float" office:value="-0.680677833333333">
            <text:p>-0.6806778333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 table:number-columns-repeated="2"/>
        </table:table-row>
        <table:table-row table:style-name="ro1">
          <table:table-cell office:value-type="float" office:value="-0.628318">
            <text:p>-0.628318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 table:number-columns-repeated="2"/>
        </table:table-row>
        <table:table-row table:style-name="ro1">
          <table:table-cell office:value-type="float" office:value="-0.575958166666667">
            <text:p>-0.5759581667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 table:number-columns-repeated="2"/>
        </table:table-row>
        <table:table-row table:style-name="ro1">
          <table:table-cell office:value-type="float" office:value="-0.523598333333333">
            <text:p>-0.5235983333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 table:number-columns-repeated="2"/>
        </table:table-row>
        <table:table-row table:style-name="ro1">
          <table:table-cell office:value-type="float" office:value="-0.4712385">
            <text:p>-0.4712385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 table:number-columns-repeated="2"/>
        </table:table-row>
        <table:table-row table:style-name="ro1">
          <table:table-cell office:value-type="float" office:value="-0.418878666666667">
            <text:p>-0.4188786667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 table:number-columns-repeated="2"/>
        </table:table-row>
        <table:table-row table:style-name="ro1">
          <table:table-cell office:value-type="float" office:value="-0.366518833333333">
            <text:p>-0.3665188333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 table:number-columns-repeated="2"/>
        </table:table-row>
        <table:table-row table:style-name="ro1">
          <table:table-cell office:value-type="float" office:value="-0.314159">
            <text:p>-0.314159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 table:number-columns-repeated="2"/>
        </table:table-row>
        <table:table-row table:style-name="ro1">
          <table:table-cell office:value-type="float" office:value="-0.261799166666667">
            <text:p>-0.2617991667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 table:number-columns-repeated="2"/>
        </table:table-row>
        <table:table-row table:style-name="ro1">
          <table:table-cell office:value-type="float" office:value="-0.209439333333333">
            <text:p>-0.2094393333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 table:number-columns-repeated="2"/>
        </table:table-row>
        <table:table-row table:style-name="ro1">
          <table:table-cell office:value-type="float" office:value="-0.1570795">
            <text:p>-0.1570795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 table:number-columns-repeated="2"/>
        </table:table-row>
        <table:table-row table:style-name="ro1">
          <table:table-cell office:value-type="float" office:value="-0.104719666666667">
            <text:p>-0.1047196667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 table:number-columns-repeated="2"/>
        </table:table-row>
        <table:table-row table:style-name="ro1">
          <table:table-cell office:value-type="float" office:value="-0.0523598333333333">
            <text:p>-0.0523598333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 table:number-columns-repeated="2"/>
        </table:table-row>
        <table:table-row table:style-name="ro1">
          <table:table-cell office:value-type="float" office:value="0.0523598333333333">
            <text:p>0.0523598333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 table:number-columns-repeated="2"/>
        </table:table-row>
        <table:table-row table:style-name="ro1">
          <table:table-cell office:value-type="float" office:value="0.104719666666667">
            <text:p>0.1047196667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 table:number-columns-repeated="2"/>
        </table:table-row>
        <table:table-row table:style-name="ro1">
          <table:table-cell office:value-type="float" office:value="0.1570795">
            <text:p>0.1570795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 table:number-columns-repeated="2"/>
        </table:table-row>
        <table:table-row table:style-name="ro1">
          <table:table-cell office:value-type="float" office:value="0.209439333333333">
            <text:p>0.2094393333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 table:number-columns-repeated="2"/>
        </table:table-row>
        <table:table-row table:style-name="ro1">
          <table:table-cell office:value-type="float" office:value="0.261799166666667">
            <text:p>0.2617991667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office:value-type="float" office:value="0.366518833333333">
            <text:p>0.3665188333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 office:value-type="float" office:value="0.418878666666667">
            <text:p>0.4188786667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 office:value-type="float" office:value="0.4712385">
            <text:p>0.4712385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0.523598333333333">
            <text:p>0.5235983333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0.575958166666667">
            <text:p>0.5759581667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0.628318">
            <text:p>0.628318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0.680677833333333">
            <text:p>0.6806778333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float" office:value="0.733037666666667">
            <text:p>0.7330376667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float" office:value="0.7853975">
            <text:p>0.7853975</text:p>
          </table:table-cell>
          <table:table-cell office:value-type="float" office:value="0.75">
            <text:p>0.75</text:p>
          </table:table-cell>
          <table:table-cell office:value-type="float" office:value="0.64">
            <text:p>0.64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3-22T14:30:05</meta:creation-date>
    <dc:date>2014-03-22T14:46:40</dc:date>
    <dc:creator>seriy </dc:creator>
    <meta:editing-duration>PT8M45S</meta:editing-duration>
    <meta:editing-cycles>2</meta:editing-cycles>
    <meta:generator>LibreOffice/3.5$Linux_X86_64 LibreOffice_project/350m1$Build-2</meta:generator>
    <meta:document-statistic meta:table-count="3" meta:cell-count="804" meta:object-count="0"/>
  </office:meta>
</office:document-meta>
</file>